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Ubuntu" style:font-name-asian="Ubuntu" style:font-name-complex="Ubuntu" fo:font-size="9pt" style:font-size-asian="9pt" style:font-size-complex="9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Ubuntu" style:font-name-asian="Ubuntu" style:font-name-complex="Ubuntu" fo:font-size="9pt" style:font-size-asian="9pt" style:font-size-complex="9pt" style:font-family-generic="swiss"/>
    </style:style>
    <style:style style:name="ce4" style:family="table-cell" style:parent-style-name="Default" style:data-style-name="N14">
      <style:text-properties style:font-name="Ubuntu" style:font-name-asian="Ubuntu" style:font-name-complex="Ubuntu" fo:font-size="9pt" style:font-size-asian="9pt" style:font-size-complex="9pt" style:font-family-generic="swiss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6.16479166666667cm" style:use-optimal-column-width="true"/>
    </style:style>
    <style:style style:name="co3" style:family="table-column">
      <style:table-column-properties fo:break-before="auto" style:column-width="5.52979166666667cm" style:use-optimal-column-width="true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ul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column table:style-name="co6" table:default-cell-style-name="ce3"/>
        <table:table-row table:style-name="ro1">
          <table:table-cell office:value-type="string" table:style-name="ce2">
            <text:p>Device</text:p>
          </table:table-cell>
          <table:table-cell office:value-type="string" table:style-name="ce3">
            <text:p>Lenovo ThinkPad</text:p>
            <text:p>R60e</text:p>
          </table:table-cell>
          <table:table-cell office:value-type="string" table:style-name="ce3">
            <text:p>Lenovo ThinkPad</text:p>
            <text:p>T430</text:p>
          </table:table-cell>
          <table:table-cell office:value-type="string" table:style-name="ce3">
            <text:p>J109 iMac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ear</text:p>
          </table:table-cell>
          <table:table-cell office:value-type="float" office:value="2006" table:style-name="ce3">
            <text:p>2006</text:p>
          </table:table-cell>
          <table:table-cell office:value-type="float" office:value="2012" table:style-name="ce3">
            <text:p>2012</text:p>
          </table:table-cell>
          <table:table-cell office:value-type="float" office:value="2016" table:style-name="ce3">
            <text:p>20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PU</text:p>
          </table:table-cell>
          <table:table-cell office:value-type="string" table:style-name="ce3">
            <text:p>Intel Core 2 Duo T7400</text:p>
            <text:p>2C/2T, 2.16GHz</text:p>
          </table:table-cell>
          <table:table-cell office:value-type="string" table:style-name="ce3">
            <text:p>Intel Core i5-3320M</text:p>
            <text:p>2C/4T, 2.3GHz</text:p>
          </table:table-cell>
          <table:table-cell office:value-type="string" table:style-name="ce3">
            <text:p>Intel Core i7-6700K</text:p>
            <text:p>4C/8T, 4.0GHz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3">
            <text:p>LXLE 16.04.5 LTS</text:p>
          </table:table-cell>
          <table:table-cell office:value-type="string" table:style-name="ce3">
            <text:p>Ubuntu 18.04.1 LTS</text:p>
          </table:table-cell>
          <table:table-cell office:value-type="string" table:style-name="ce3">
            <text:p>Mint 2018.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quential 1x1</text:p>
          </table:table-cell>
          <table:table-cell office:value-type="float" office:value="1.6155699999999999E-2" table:style-name="ce3">
            <text:p>0.0161557</text:p>
          </table:table-cell>
          <table:table-cell office:value-type="float" office:value="1.3972500000000001E-2" table:style-name="ce3">
            <text:p>0.0139725</text:p>
          </table:table-cell>
          <table:table-cell office:value-type="float" office:value="5.7827099999999999E-3" table:style-name="ce3">
            <text:p>0.005782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quential 3x3</text:p>
          </table:table-cell>
          <table:table-cell office:value-type="float" office:value="0.367815" table:style-name="ce3">
            <text:p>0.367815</text:p>
          </table:table-cell>
          <table:table-cell office:value-type="float" office:value="9.8510200000000006E-2" table:style-name="ce3">
            <text:p>0.0985102</text:p>
          </table:table-cell>
          <table:table-cell office:value-type="float" office:value="7.4140899999999996E-2" table:style-name="ce3">
            <text:p>0.07414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quential 9x9</text:p>
          </table:table-cell>
          <table:table-cell office:value-type="float" office:value="1.7383200000000001" table:style-name="ce3">
            <text:p>1.73832</text:p>
          </table:table-cell>
          <table:table-cell office:value-type="float" office:value="0.84943400000000002" table:style-name="ce3">
            <text:p>0.849434</text:p>
          </table:table-cell>
          <table:table-cell office:value-type="float" office:value="0.69783799999999996" table:style-name="ce3">
            <text:p>0.6978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quential 27x27</text:p>
          </table:table-cell>
          <table:table-cell office:value-type="float" office:value="15.229900000000001" table:style-name="ce3">
            <text:p>15.2299</text:p>
          </table:table-cell>
          <table:table-cell office:value-type="float" office:value="7.6205299999999996" table:style-name="ce3">
            <text:p>7.62053</text:p>
          </table:table-cell>
          <table:table-cell office:value-type="float" office:value="6.3783899999999996" table:style-name="ce3">
            <text:p>6.378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quential 81x81</text:p>
          </table:table-cell>
          <table:table-cell office:value-type="float" office:value="135.06899999999999" table:style-name="ce3">
            <text:p>135.069</text:p>
          </table:table-cell>
          <table:table-cell office:value-type="float" office:value="65.733199999999997" table:style-name="ce3">
            <text:p>65.7332</text:p>
          </table:table-cell>
          <table:table-cell office:value-type="float" office:value="49.916899999999998" table:style-name="ce3">
            <text:p>49.91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auto) 1x1</text:p>
          </table:table-cell>
          <table:table-cell office:value-type="float" office:value="1.02372E-2" table:style-name="ce3">
            <text:p>0.0102372</text:p>
          </table:table-cell>
          <table:table-cell office:value-type="float" office:value="4.7910599999999998E-3" table:style-name="ce3">
            <text:p>0.00479106</text:p>
          </table:table-cell>
          <table:table-cell office:value-type="float" office:value="2.26078E-3" table:style-name="ce3">
            <text:p>0.002260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auto) 3x3</text:p>
          </table:table-cell>
          <table:table-cell office:value-type="float" office:value="0.13633500000000001" table:style-name="ce3">
            <text:p>0.136335</text:p>
          </table:table-cell>
          <table:table-cell office:value-type="float" office:value="5.6397599999999999E-2" table:style-name="ce3">
            <text:p>0.0563976</text:p>
          </table:table-cell>
          <table:table-cell office:value-type="float" office:value="2.1795399999999999E-2" table:style-name="ce3">
            <text:p>0.02179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auto) 9x9</text:p>
          </table:table-cell>
          <table:table-cell office:value-type="float" office:value="1.0965499999999999" table:style-name="ce3">
            <text:p>1.09655</text:p>
          </table:table-cell>
          <table:table-cell office:value-type="float" office:value="0.48547400000000002" table:style-name="ce3">
            <text:p>0.485474</text:p>
          </table:table-cell>
          <table:table-cell office:value-type="float" office:value="0.23045599999999999" table:style-name="ce3">
            <text:p>0.2304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auto) 27x27</text:p>
          </table:table-cell>
          <table:table-cell office:value-type="float" office:value="9.7182700000000004" table:style-name="ce3">
            <text:p>9.71827</text:p>
          </table:table-cell>
          <table:table-cell office:value-type="float" office:value="4.3035100000000002" table:style-name="ce3">
            <text:p>4.30351</text:p>
          </table:table-cell>
          <table:table-cell office:value-type="float" office:value="1.8368199999999999" table:style-name="ce3">
            <text:p>1.836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auto) 81x81</text:p>
          </table:table-cell>
          <table:table-cell office:value-type="float" office:value="85.122699999999995" table:style-name="ce3">
            <text:p>85.1227</text:p>
          </table:table-cell>
          <table:table-cell office:value-type="float" office:value="37.387099999999997" table:style-name="ce3">
            <text:p>37.3871</text:p>
          </table:table-cell>
          <table:table-cell office:value-type="float" office:value="13.8825" table:style-name="ce3">
            <text:p>13.88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56) 1x1</text:p>
          </table:table-cell>
          <table:table-cell office:value-type="float" office:value="1.02796E-2" table:style-name="ce3">
            <text:p>0.0102796</text:p>
          </table:table-cell>
          <table:table-cell office:value-type="float" office:value="5.1699600000000004E-3" table:style-name="ce3">
            <text:p>0.00516996</text:p>
          </table:table-cell>
          <table:table-cell office:value-type="float" office:value="1.7627599999999999E-3" table:style-name="ce3">
            <text:p>0.0017627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56) 3x3</text:p>
          </table:table-cell>
          <table:table-cell office:value-type="float" office:value="0.156389" table:style-name="ce3">
            <text:p>0.156389</text:p>
          </table:table-cell>
          <table:table-cell office:value-type="float" office:value="5.8853999999999997E-2" table:style-name="ce3">
            <text:p>0.058854</text:p>
          </table:table-cell>
          <table:table-cell office:value-type="float" office:value="2.0471199999999998E-2" table:style-name="ce3">
            <text:p>0.02047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56) 9x9</text:p>
          </table:table-cell>
          <table:table-cell office:value-type="float" office:value="1.1478200000000001" table:style-name="ce3">
            <text:p>1.14782</text:p>
          </table:table-cell>
          <table:table-cell office:value-type="float" office:value="0.50081399999999998" table:style-name="ce3">
            <text:p>0.500814</text:p>
          </table:table-cell>
          <table:table-cell office:value-type="float" office:value="0.17833299999999999" table:style-name="ce3">
            <text:p>0.1783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56) 27x27</text:p>
          </table:table-cell>
          <table:table-cell office:value-type="float" office:value="9.9439700000000002" table:style-name="ce3">
            <text:p>9.94397</text:p>
          </table:table-cell>
          <table:table-cell office:value-type="float" office:value="4.3726799999999999" table:style-name="ce3">
            <text:p>4.37268</text:p>
          </table:table-cell>
          <table:table-cell office:value-type="float" office:value="1.5844400000000001" table:style-name="ce3">
            <text:p>1.584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56) 81x81</text:p>
          </table:table-cell>
          <table:table-cell office:value-type="float" office:value="84.101500000000001" table:style-name="ce3">
            <text:p>84.1015</text:p>
          </table:table-cell>
          <table:table-cell office:value-type="float" office:value="37.613700000000001" table:style-name="ce3">
            <text:p>37.6137</text:p>
          </table:table-cell>
          <table:table-cell office:value-type="float" office:value="17.233899999999998" table:style-name="ce3">
            <text:p>17.23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048) 1x1</text:p>
          </table:table-cell>
          <table:table-cell office:value-type="float" office:value="1.88813E-2" table:style-name="ce3">
            <text:p>0.0188813</text:p>
          </table:table-cell>
          <table:table-cell office:value-type="float" office:value="9.0459000000000008E-3" table:style-name="ce3">
            <text:p>0.0090459</text:p>
          </table:table-cell>
          <table:table-cell office:value-type="float" office:value="6.4876600000000001E-3" table:style-name="ce3">
            <text:p>0.006487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048) 3x3</text:p>
          </table:table-cell>
          <table:table-cell office:value-type="float" office:value="0.25315199999999999" table:style-name="ce3">
            <text:p>0.253152</text:p>
          </table:table-cell>
          <table:table-cell office:value-type="float" office:value="0.114507" table:style-name="ce3">
            <text:p>0.114507</text:p>
          </table:table-cell>
          <table:table-cell office:value-type="float" office:value="8.5068199999999997E-2" table:style-name="ce3">
            <text:p>0.085068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048) 9x9</text:p>
          </table:table-cell>
          <table:table-cell office:value-type="float" office:value="2.1432699999999998" table:style-name="ce3">
            <text:p>2.14327</text:p>
          </table:table-cell>
          <table:table-cell office:value-type="float" office:value="0.97240800000000005" table:style-name="ce3">
            <text:p>0.972408</text:p>
          </table:table-cell>
          <table:table-cell office:value-type="float" office:value="0.719032" table:style-name="ce3">
            <text:p>0.7190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048) 27x27</text:p>
          </table:table-cell>
          <table:table-cell office:value-type="float" office:value="19.4161" table:style-name="ce3">
            <text:p>19.4161</text:p>
          </table:table-cell>
          <table:table-cell office:value-type="float" office:value="8.7767900000000001" table:style-name="ce3">
            <text:p>8.77679</text:p>
          </table:table-cell>
          <table:table-cell office:value-type="float" office:value="6.9474099999999996" table:style-name="ce3">
            <text:p>6.947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048) 81x81</text:p>
          </table:table-cell>
          <table:table-cell office:value-type="float" office:value="166.59700000000001" table:style-name="ce3">
            <text:p>166.597</text:p>
          </table:table-cell>
          <table:table-cell office:value-type="float" office:value="75.892899999999997" table:style-name="ce3">
            <text:p>75.8929</text:p>
          </table:table-cell>
          <table:table-cell office:value-type="float" office:value="56.548099999999998" table:style-name="ce3">
            <text:p>56.54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quential Avg.</text:p>
          </table:table-cell>
          <table:table-cell office:value-type="float" office:value="30.484238139999995" table:formula="of:=SUM([.B5:.B9])/5" table:style-name="ce3">
            <text:p>30.48423814</text:p>
          </table:table-cell>
          <table:table-cell office:value-type="float" office:value="14.86312934" table:formula="of:=SUM([.C5:.C9])/5" table:style-name="ce3">
            <text:p>14.86312934</text:p>
          </table:table-cell>
          <table:table-cell office:value-type="float" office:value="11.414610322" table:formula="of:=SUM([.D5:.D9])/5" table:style-name="ce3">
            <text:p>11.414610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auto) Avg.</text:p>
          </table:table-cell>
          <table:table-cell office:value-type="float" office:value="19.216818440000001" table:formula="of:=SUM([.B10:.B14])/5" table:style-name="ce3">
            <text:p>19.21681844</text:p>
          </table:table-cell>
          <table:table-cell office:value-type="float" office:value="8.4474545319999983" table:formula="of:=SUM([.C10:.C14])/5" table:style-name="ce3">
            <text:p>8.447454532</text:p>
          </table:table-cell>
          <table:table-cell office:value-type="float" office:value="3.1947664360000001" table:formula="of:=SUM([.D10:.D14])/5" table:style-name="ce3">
            <text:p>3.1947664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56) Avg.</text:p>
          </table:table-cell>
          <table:table-cell office:value-type="float" office:value="19.07199172" table:formula="of:=SUM([.B15:.B19])/5" table:style-name="ce3">
            <text:p>19.07199172</text:p>
          </table:table-cell>
          <table:table-cell office:value-type="float" office:value="8.5102435920000001" table:formula="of:=SUM([.C15:.C19])/5" table:style-name="ce3">
            <text:p>8.510243592</text:p>
          </table:table-cell>
          <table:table-cell office:value-type="float" office:value="3.8037813919999999" table:formula="of:=SUM([.D15:.D19])/5" table:style-name="ce3">
            <text:p>3.8037813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rallel (2048) Avg.</text:p>
          </table:table-cell>
          <table:table-cell office:value-type="float" office:value="37.685680660000003" table:formula="of:=SUM([.B20:.B24])/5" table:style-name="ce3">
            <text:p>37.68568066</text:p>
          </table:table-cell>
          <table:table-cell office:value-type="float" office:value="17.153130179999998" table:formula="of:=SUM([.C20:.C24])/5" table:style-name="ce3">
            <text:p>17.15313018</text:p>
          </table:table-cell>
          <table:table-cell office:value-type="float" office:value="12.861219572" table:formula="of:=SUM([.D20:.D24])/5" table:style-name="ce3">
            <text:p>12.861219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q vs Parallel (auto)</text:p>
          </table:table-cell>
          <table:table-cell office:value-type="percentage" office:value="1.5863311731429355" table:formula="of:=[.B25]/[.B26]" table:style-name="ce4">
            <text:p>158.63%</text:p>
          </table:table-cell>
          <table:table-cell office:value-type="percentage" office:value="1.7594802414972033" table:formula="of:=[.C25]/[.C26]" table:style-name="ce4">
            <text:p>175.95%</text:p>
          </table:table-cell>
          <table:table-cell office:value-type="percentage" office:value="3.5729091783910301" table:formula="of:=[.D25]/[.D26]" table:style-name="ce4">
            <text:p>357.29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q vs Parallel (256)</text:p>
          </table:table-cell>
          <table:table-cell office:value-type="percentage" office:value="1.5983772742535562" table:formula="of:=[.B25]/[.B27]" table:style-name="ce4">
            <text:p>159.84%</text:p>
          </table:table-cell>
          <table:table-cell office:value-type="percentage" office:value="1.7464986964617546" table:formula="of:=[.C25]/[.C27]" table:style-name="ce4">
            <text:p>174.65%</text:p>
          </table:table-cell>
          <table:table-cell office:value-type="percentage" office:value="3.000858657652322" table:formula="of:=[.D25]/[.D27]" table:style-name="ce4">
            <text:p>300.09%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q vs Parallel (2048)</text:p>
          </table:table-cell>
          <table:table-cell office:value-type="percentage" office:value="-0.8089077232020464" table:formula="of:=-[.B25]/[.B28]" table:style-name="ce4">
            <text:p>-80.89%</text:p>
          </table:table-cell>
          <table:table-cell office:value-type="percentage" office:value="-0.86649662096833702" table:formula="of:=-[.C25]/[.C28]" table:style-name="ce4">
            <text:p>-86.65%</text:p>
          </table:table-cell>
          <table:table-cell office:value-type="percentage" office:value="-0.88752161162465537" table:formula="of:=-[.D25]/[.D28]" table:style-name="ce4">
            <text:p>-88.75%</text:p>
          </table:table-cell>
          <table:table-cell table:number-columns-repeated="16380"/>
        </table:table-row>
        <table:table-row table:number-rows-repeated="1048545" table:style-name="ro1">
          <table:table-cell table:number-columns-repeated="16384"/>
        </table:table-row>
      </table:table>
      <table:table table:name="2-2" table:style-name="ta2">
        <table:table-column table:style-name="co6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" draw:id="id0" draw:style-name="a0" draw:name="Chart 2" svg:x="0.44792in" svg:y="0.16667in" svg:width="6.17708in" svg:height="5.28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12"/>
          <table:table-cell office:value-type="string" table:style-name="ce1">
            <text:p>Sequential</text:p>
          </table:table-cell>
          <table:table-cell table:number-columns-repeated="2" table:style-name="ce1"/>
          <table:table-cell office:value-type="string" table:style-name="ce1">
            <text:p>Parallel</text:p>
          </table:table-cell>
          <table:table-cell table:number-columns-repeated="16368" table:style-name="ce1"/>
        </table:table-row>
        <table:table-row table:style-name="ro1">
          <table:table-cell table:number-columns-repeated="12"/>
          <table:table-cell office:value-type="string" table:style-name="ce2">
            <text:p>1x1</text:p>
          </table:table-cell>
          <table:table-cell office:value-type="float" office:value="1.6155699999999999E-2" table:style-name="ce3">
            <text:p>0.0161557</text:p>
          </table:table-cell>
          <table:table-cell table:style-name="ce1"/>
          <table:table-cell office:value-type="string" table:style-name="ce2">
            <text:p>1x1</text:p>
          </table:table-cell>
          <table:table-cell office:value-type="float" office:value="1.02372E-2" table:style-name="ce3">
            <text:p>0.0102372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3x3</text:p>
          </table:table-cell>
          <table:table-cell office:value-type="float" office:value="0.367815" table:style-name="ce3">
            <text:p>0.367815</text:p>
          </table:table-cell>
          <table:table-cell table:style-name="ce1"/>
          <table:table-cell office:value-type="string" table:style-name="ce2">
            <text:p>3x3</text:p>
          </table:table-cell>
          <table:table-cell office:value-type="float" office:value="0.13633500000000001" table:style-name="ce3">
            <text:p>0.136335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9x9</text:p>
          </table:table-cell>
          <table:table-cell office:value-type="float" office:value="1.7383200000000001" table:style-name="ce3">
            <text:p>1.73832</text:p>
          </table:table-cell>
          <table:table-cell table:style-name="ce1"/>
          <table:table-cell office:value-type="string" table:style-name="ce2">
            <text:p>9x9</text:p>
          </table:table-cell>
          <table:table-cell office:value-type="float" office:value="1.0965499999999999" table:style-name="ce3">
            <text:p>1.09655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27x27</text:p>
          </table:table-cell>
          <table:table-cell office:value-type="float" office:value="15.229900000000001" table:style-name="ce3">
            <text:p>15.2299</text:p>
          </table:table-cell>
          <table:table-cell table:style-name="ce1"/>
          <table:table-cell office:value-type="string" table:style-name="ce2">
            <text:p>27x27</text:p>
          </table:table-cell>
          <table:table-cell office:value-type="float" office:value="9.7182700000000004" table:style-name="ce3">
            <text:p>9.71827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81x81</text:p>
          </table:table-cell>
          <table:table-cell office:value-type="float" office:value="135.06899999999999" table:style-name="ce3">
            <text:p>135.069</text:p>
          </table:table-cell>
          <table:table-cell table:style-name="ce1"/>
          <table:table-cell office:value-type="string" table:style-name="ce2">
            <text:p>81x81</text:p>
          </table:table-cell>
          <table:table-cell office:value-type="float" office:value="85.122699999999995" table:style-name="ce3">
            <text:p>85.1227</text:p>
          </table:table-cell>
          <table:table-cell table:number-columns-repeated="16367"/>
        </table:table-row>
        <table:table-row table:number-rows-repeated="1048564" table:style-name="ro2">
          <table:table-cell table:number-columns-repeated="16384"/>
        </table:table-row>
      </table:table>
      <table:table table:name="2-4" table:style-name="ta2">
        <table:table-column table:style-name="co6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" draw:id="id1" draw:style-name="a1" draw:name="Chart 1" svg:x="0.44792in" svg:y="0.16667in" svg:width="6.17708in" svg:height="5.281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12"/>
          <table:table-cell office:value-type="string" table:style-name="ce1">
            <text:p>Sequential</text:p>
          </table:table-cell>
          <table:table-cell table:number-columns-repeated="2" table:style-name="ce1"/>
          <table:table-cell office:value-type="string" table:style-name="ce1">
            <text:p>Parallel</text:p>
          </table:table-cell>
          <table:table-cell table:number-columns-repeated="16368" table:style-name="ce1"/>
        </table:table-row>
        <table:table-row table:style-name="ro1">
          <table:table-cell table:number-columns-repeated="12"/>
          <table:table-cell office:value-type="string" table:style-name="ce2">
            <text:p>1x1</text:p>
          </table:table-cell>
          <table:table-cell office:value-type="float" office:value="1.3972500000000001E-2" table:style-name="ce3">
            <text:p>0.0139725</text:p>
          </table:table-cell>
          <table:table-cell table:style-name="ce1"/>
          <table:table-cell office:value-type="string" table:style-name="ce2">
            <text:p>1x1</text:p>
          </table:table-cell>
          <table:table-cell office:value-type="float" office:value="4.7910599999999998E-3" table:style-name="ce3">
            <text:p>0.00479106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3x3</text:p>
          </table:table-cell>
          <table:table-cell office:value-type="float" office:value="9.8510200000000006E-2" table:style-name="ce3">
            <text:p>0.0985102</text:p>
          </table:table-cell>
          <table:table-cell table:style-name="ce1"/>
          <table:table-cell office:value-type="string" table:style-name="ce2">
            <text:p>3x3</text:p>
          </table:table-cell>
          <table:table-cell office:value-type="float" office:value="5.6397599999999999E-2" table:style-name="ce3">
            <text:p>0.0563976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9x9</text:p>
          </table:table-cell>
          <table:table-cell office:value-type="float" office:value="0.84943400000000002" table:style-name="ce3">
            <text:p>0.849434</text:p>
          </table:table-cell>
          <table:table-cell table:style-name="ce1"/>
          <table:table-cell office:value-type="string" table:style-name="ce2">
            <text:p>9x9</text:p>
          </table:table-cell>
          <table:table-cell office:value-type="float" office:value="0.48547400000000002" table:style-name="ce3">
            <text:p>0.485474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27x27</text:p>
          </table:table-cell>
          <table:table-cell office:value-type="float" office:value="7.6205299999999996" table:style-name="ce3">
            <text:p>7.62053</text:p>
          </table:table-cell>
          <table:table-cell table:style-name="ce1"/>
          <table:table-cell office:value-type="string" table:style-name="ce2">
            <text:p>27x27</text:p>
          </table:table-cell>
          <table:table-cell office:value-type="float" office:value="4.3035100000000002" table:style-name="ce3">
            <text:p>4.30351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81x81</text:p>
          </table:table-cell>
          <table:table-cell office:value-type="float" office:value="65.733199999999997" table:style-name="ce3">
            <text:p>65.7332</text:p>
          </table:table-cell>
          <table:table-cell table:style-name="ce1"/>
          <table:table-cell office:value-type="string" table:style-name="ce2">
            <text:p>81x81</text:p>
          </table:table-cell>
          <table:table-cell office:value-type="float" office:value="37.387099999999997" table:style-name="ce3">
            <text:p>37.3871</text:p>
          </table:table-cell>
          <table:table-cell table:number-columns-repeated="16367"/>
        </table:table-row>
        <table:table-row table:number-rows-repeated="1048564" table:style-name="ro2">
          <table:table-cell table:number-columns-repeated="16384"/>
        </table:table-row>
      </table:table>
      <table:table table:name="4-8" table:style-name="ta2">
        <table:table-column table:style-name="co6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" draw:id="id2" draw:style-name="a2" draw:name="Chart 1" svg:x="0.44792in" svg:y="0.16667in" svg:width="6.17708in" svg:height="5.2812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12"/>
          <table:table-cell office:value-type="string" table:style-name="ce1">
            <text:p>Sequential</text:p>
          </table:table-cell>
          <table:table-cell table:number-columns-repeated="2" table:style-name="ce1"/>
          <table:table-cell office:value-type="string" table:style-name="ce1">
            <text:p>Parallel</text:p>
          </table:table-cell>
          <table:table-cell table:number-columns-repeated="16368" table:style-name="ce1"/>
        </table:table-row>
        <table:table-row table:style-name="ro1">
          <table:table-cell table:number-columns-repeated="12"/>
          <table:table-cell office:value-type="string" table:style-name="ce2">
            <text:p>1x1</text:p>
          </table:table-cell>
          <table:table-cell office:value-type="float" office:value="5.7827099999999999E-3" table:style-name="ce3">
            <text:p>0.00578271</text:p>
          </table:table-cell>
          <table:table-cell table:style-name="ce1"/>
          <table:table-cell office:value-type="string" table:style-name="ce2">
            <text:p>1x1</text:p>
          </table:table-cell>
          <table:table-cell office:value-type="float" office:value="2.26078E-3" table:style-name="ce3">
            <text:p>0.00226078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3x3</text:p>
          </table:table-cell>
          <table:table-cell office:value-type="float" office:value="7.4140899999999996E-2" table:style-name="ce3">
            <text:p>0.0741409</text:p>
          </table:table-cell>
          <table:table-cell table:style-name="ce1"/>
          <table:table-cell office:value-type="string" table:style-name="ce2">
            <text:p>3x3</text:p>
          </table:table-cell>
          <table:table-cell office:value-type="float" office:value="2.1795399999999999E-2" table:style-name="ce3">
            <text:p>0.0217954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9x9</text:p>
          </table:table-cell>
          <table:table-cell office:value-type="float" office:value="0.69783799999999996" table:style-name="ce3">
            <text:p>0.697838</text:p>
          </table:table-cell>
          <table:table-cell table:style-name="ce1"/>
          <table:table-cell office:value-type="string" table:style-name="ce2">
            <text:p>9x9</text:p>
          </table:table-cell>
          <table:table-cell office:value-type="float" office:value="0.23045599999999999" table:style-name="ce3">
            <text:p>0.230456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27x27</text:p>
          </table:table-cell>
          <table:table-cell office:value-type="float" office:value="6.3783899999999996" table:style-name="ce3">
            <text:p>6.37839</text:p>
          </table:table-cell>
          <table:table-cell table:style-name="ce1"/>
          <table:table-cell office:value-type="string" table:style-name="ce2">
            <text:p>27x27</text:p>
          </table:table-cell>
          <table:table-cell office:value-type="float" office:value="1.8368199999999999" table:style-name="ce3">
            <text:p>1.83682</text:p>
          </table:table-cell>
          <table:table-cell table:number-columns-repeated="16367"/>
        </table:table-row>
        <table:table-row table:style-name="ro1">
          <table:table-cell table:number-columns-repeated="12"/>
          <table:table-cell office:value-type="string" table:style-name="ce2">
            <text:p>81x81</text:p>
          </table:table-cell>
          <table:table-cell office:value-type="float" office:value="49.916899999999998" table:style-name="ce3">
            <text:p>49.9169</text:p>
          </table:table-cell>
          <table:table-cell table:style-name="ce1"/>
          <table:table-cell office:value-type="string" table:style-name="ce2">
            <text:p>81x81</text:p>
          </table:table-cell>
          <table:table-cell office:value-type="float" office:value="13.8825" table:style-name="ce3">
            <text:p>13.8825</text:p>
          </table:table-cell>
          <table:table-cell table:number-columns-repeated="16367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meta:creation-date>2019-04-24T15:11:21Z</meta:creation-date>
    <dc:date>2019-04-29T12:33:20Z</dc:date>
    <meta:editing-cycles>13</meta:editing-cycles>
    <meta:editing-duration>PT1257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002060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line" svg:height="380.25pt" svg:width="444.75pt" chart:style-name="Crt0">
        <chart:title chart:style-name="CT00">
          <text:p text:style-name="a0" text:class-names="" text:cond-style-name="">Intel Core 2 Duo T7400<text:line-break/>(2C/2T @ 2.16GHz)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Kernel size</text:p>
            </chart:title>
            <chart:categories table:cell-range-address="2-2.$P$8:.$P$12"/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2" text:class-names="" text:cond-style-name="">Time taken (seconds)</text:p>
            </chart:title>
            <chart:grid chart:class="major" chart:style-name="GMa1"/>
            <chart:grid chart:class="minor" chart:style-name="GMi1"/>
          </chart:axis>
          <chart:series chart:label-cell-address="2-2.$M$7" chart:values-cell-range-address="2-2.$N$8:.$N$12" chart:class="chart:line" chart:attached-axis="primary-y" chart:style-name="G0S0">
            <chart:data-point chart:repeated="5"/>
          </chart:series>
          <chart:series chart:label-cell-address="2-2.$P$7" chart:values-cell-range-address="2-2.$Q$8:.$Q$12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002060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line" svg:height="380.25pt" svg:width="444.75pt" chart:style-name="Crt0">
        <chart:title chart:style-name="CT00">
          <text:p text:style-name="a0" text:class-names="" text:cond-style-name="">Intel Core i5-3320M<text:line-break/>(2C/4T @ 2.3GHz)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Kernel size</text:p>
            </chart:title>
            <chart:categories table:cell-range-address="2-4.$P$8:.$P$12"/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2" text:class-names="" text:cond-style-name="">Time taken (seconds)</text:p>
            </chart:title>
            <chart:grid chart:class="major" chart:style-name="GMa1"/>
            <chart:grid chart:class="minor" chart:style-name="GMi1"/>
          </chart:axis>
          <chart:series chart:label-cell-address="2-4.$M$7" chart:values-cell-range-address="2-4.$N$8:.$N$12" chart:class="chart:line" chart:attached-axis="primary-y" chart:style-name="G0S0">
            <chart:data-point chart:repeated="5"/>
          </chart:series>
          <chart:series chart:label-cell-address="2-4.$P$7" chart:values-cell-range-address="2-4.$Q$8:.$Q$12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002060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line" svg:height="380.25pt" svg:width="444.75pt" chart:style-name="Crt0">
        <chart:title chart:style-name="CT00">
          <text:p text:style-name="a0" text:class-names="" text:cond-style-name="">Intel Core i7-6700K<text:line-break/>(4C/8T @ 4.0GHz)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Kernel size</text:p>
            </chart:title>
            <chart:categories table:cell-range-address="4-8.$P$8:.$P$12"/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2" text:class-names="" text:cond-style-name="">Time taken (seconds)</text:p>
            </chart:title>
            <chart:grid chart:class="major" chart:style-name="GMa1"/>
            <chart:grid chart:class="minor" chart:style-name="GMi1"/>
          </chart:axis>
          <chart:series chart:label-cell-address="4-8.$M$7" chart:values-cell-range-address="4-8.$N$8:.$N$12" chart:class="chart:line" chart:attached-axis="primary-y" chart:style-name="G0S0">
            <chart:data-point chart:repeated="5"/>
          </chart:series>
          <chart:series chart:label-cell-address="4-8.$P$7" chart:values-cell-range-address="4-8.$Q$8:.$Q$12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